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00c" officeooo:paragraph-rsid="000d700c"/>
    </style:style>
    <style:style style:name="P2" style:family="paragraph" style:parent-style-name="Standard">
      <style:text-properties officeooo:rsid="000dcf6e" officeooo:paragraph-rsid="000dcf6e"/>
    </style:style>
    <style:style style:name="P3" style:family="paragraph" style:parent-style-name="Standard">
      <style:text-properties officeooo:rsid="00117bcf" officeooo:paragraph-rsid="00117bcf"/>
    </style:style>
    <style:style style:name="P4" style:family="paragraph" style:parent-style-name="Standard">
      <style:text-properties officeooo:rsid="00143138" officeooo:paragraph-rsid="00143138"/>
    </style:style>
    <style:style style:name="T1" style:family="text">
      <style:text-properties officeooo:rsid="0013677a"/>
    </style:style>
    <style:style style:name="T2" style:family="text">
      <style:text-properties officeooo:rsid="00143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 card – global positioning system / sattelites – strategyno tactic cards may be played</text:p>
      <text:p text:style-name="P2">LADA SSK realy really sucks</text:p>
      <text:p text:style-name="P2">Naval base fort worth overlaps with version text</text:p>
      <text:p text:style-name="P3">rename cap something cooler</text:p>
      <text:p text:style-name="P3"/>
      <text:p text:style-name="P3">new territory rules</text:p>
      <text:p text:style-name="P3">- <text:span text:style-name="T1">Submarines can’t attack players directly and commerce raider goes away, meaning they now have 0 siege in all situations.</text:span></text:p>
      <text:p text:style-name="P3">- <text:span text:style-name="T1">Territory buyback doesn’t exist anymore. Instead, </text:span><text:span text:style-name="T2">when a territory would be captured it can be defended for discards equal to the total siege of assaulting ships</text:span></text:p>
      <text:p text:style-name="P3">- <text:span text:style-name="T2">Captured territory gives no logistics and has 1 fortification</text:span></text:p>
      <text:p text:style-name="P3">- <text:span text:style-name="T2">Consider removing fortification as a concept. Instead, low siege just means discarding fewer cards to defend against.</text:span></text:p>
      <text:p text:style-name="P3">- </text:p>
      <text:p text:style-name="P3"/>
      <text:p text:style-name="P4">Strategies with abilities rather than passive effects : sacrifice a ship to… discard to… once per turn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5T16:34:11.245000000</meta:creation-date>
    <dc:date>2021-04-25T21:26:13.583000000</dc:date>
    <meta:editing-duration>PT3H14M21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1" meta:word-count="126" meta:character-count="783" meta:non-whitespace-character-count="665"/>
  </office:meta>
</office:document-meta>
</file>